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182c5" draw:marker-start="" draw:marker-start-width="0.3cm" draw:marker-start-center="false" draw:marker-end="" draw:marker-end-width="0.3cm" draw:marker-end-center="false" draw:fill="solid" draw:fill-color="#0182c5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f39f3d" draw:marker-start="" draw:marker-start-width="0.3cm" draw:marker-start-center="false" draw:marker-end="" draw:marker-end-width="0.3cm" draw:marker-end-center="false" draw:fill="solid" draw:fill-color="#f39f3d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0182c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f39f3d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1.505cm" svg:height="1.205cm" draw:transform="skewX (-0.0022689280275926) rotate (0.557632696012188) translate (10.2954020979971cm 14.2191023730513cm)" svg:viewBox="0 0 1506 1206" draw:points="1505,1204 1506,602 904,0 0,905 0,1206">
            <text:p/>
          </draw:polygon>
          <draw:line draw:style-name="gr2" draw:text-style-name="P2" draw:layer="layout" svg:x1="10.84cm" svg:y1="15.645cm" svg:x2="9.723cm" svg:y2="13.858cm">
            <text:p/>
          </draw:line>
          <draw:polygon draw:style-name="gr3" draw:text-style-name="P3" draw:layer="layout" svg:width="1.139cm" svg:height="0.912cm" draw:transform="skewX (0.00174532925199442) rotate (0.559727091114581) translate (8.91716160091078cm 15.4032796935324cm)" svg:viewBox="0 0 1140 913" draw:points="0,912 0,456 454,0 1140,685 1140,913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1:17:32.979922246</meta:creation-date>
    <dc:date>2018-04-10T11:17:46.333373751</dc:date>
    <meta:editing-duration>PT13S</meta:editing-duration>
    <meta:editing-cycles>1</meta:editing-cycles>
    <meta:document-statistic meta:object-count="4"/>
    <meta:generator>LibreOffice/6.0.0.3$MacOSX_X86_64 LibreOffice_project/64a0f66915f38c6217de274f0aa8e15618924765</meta:generator>
  </office:meta>
</office:document-meta>
</file>